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 style:list-style-name="L1">
      <style:text-properties fo:font-size="24pt" officeooo:paragraph-rsid="0008a567" style:font-size-asian="24pt" style:font-size-complex="24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officeooo:rsid="0008a567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Print whether the given year is leap year or not using functions return.</text:p>
      <text:p text:style-name="P1">2. Print leap years between given range using return</text:p>
      <text:p text:style-name="P1">3.Print prime numbers withing given range</text:p>
      <text:p text:style-name="P1">4.Recursive function code for factorial.</text:p>
      <text:p text:style-name="P1"/>
      <text:p text:style-name="P1">5. <text:s text:c="3"/>1 <text:s text:c="3"/>2 <text:s text:c="4"/>3 <text:s text:c="3"/>4 <text:s text:c="4"/>5 <text:s text:c="3"/>6 <text:s text:c="2"/>7</text:p>
      <text:p text:style-name="P1"><text:s text:c="7"/>8 <text:s text:c="3"/>9 <text:s text:c="2"/>10 <text:s text:c="2"/>11 <text:s/>12 <text:s/>13 14</text:p>
      <text:p text:style-name="P1"><text:s text:c="5"/>15 <text:s/>16 <text:s text:c="2"/><text:span text:style-name="T2">1</text:span>7 <text:s text:c="2"/>18 <text:s/>19 <text:s/>20 21</text:p>
      <text:p text:style-name="P1"><text:s text:c="5"/>22 <text:s/>23 <text:s text:c="2"/>24 <text:s text:c="2"/>25 <text:s/>26 <text:s/>27 28 </text:p>
      <text:p text:style-name="P1"><text:s text:c="5"/>29 <text:s/>30 <text:s text:c="2"/>31 </text:p>
      <text:p text:style-name="P1"/>
      <text:p text:style-name="Standard"><text:span text:style-name="T3">Print this format first(like calendar) complete below:</text:span></text:p>
      <text:list xml:id="list40817845" text:style-name="L1">
        <text:list-item>
          <text:p text:style-name="P2">print all numbers above 21 as ##</text:p>
        </text:list-item>
        <text:list-item>
          <text:p text:style-name="P2">print all even numbers as **</text:p>
        </text:list-item>
        <text:list-item>
          <text:p text:style-name="P2">print all odd numbers below 22 as ||</text:p>
        </text:list-item>
        <text:list-item>
          <text:p text:style-name="P2">print complete second row as {}</text:p>
        </text:list-item>
        <text:list-item>
          <text:p text:style-name="P2">print complete 4 column as []</text:p>
        </text:list-item>
      </text:list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26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7:52:31.436490118</meta:creation-date>
    <dc:date>2020-04-06T17:57:18.362697231</dc:date>
    <meta:editing-duration>PT4M49S</meta:editing-duration>
    <meta:editing-cycles>1</meta:editing-cycles>
    <meta:document-statistic meta:table-count="0" meta:image-count="0" meta:object-count="0" meta:page-count="1" meta:paragraph-count="16" meta:word-count="110" meta:character-count="578" meta:non-whitespace-character-count="414"/>
    <meta:generator>LibreOffice/6.0.7.3$Linux_X86_64 LibreOffice_project/00m0$Build-3</meta:generator>
  </office:meta>
</office:document-meta>
</file>